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66DC885234FEF0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58cm, 2.165cm, 11.033cm, 2.65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91cm" svg:height="20.3cm" svg:x="0.792cm" svg:y="2.491cm">
          <draw:image xlink:href="Pictures/10000000000005E8000007E0666DC885234FEF0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34:08.913970674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